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3 install pycryptodome</text:p>
      <text:p text:style-name="Standard"/>
      <text:p text:style-name="Standard">Si em surt error</text:p>
      <text:p text:style-name="Standard">sudo apt install python3-p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5:00.444528215</meta:creation-date>
    <dc:date>2021-01-21T15:56:48.304575170</dc:date>
    <meta:editing-duration>PT1M48S</meta:editing-duration>
    <meta:editing-cycles>1</meta:editing-cycles>
    <meta:document-statistic meta:table-count="0" meta:image-count="0" meta:object-count="0" meta:page-count="1" meta:paragraph-count="3" meta:word-count="11" meta:character-count="69" meta:non-whitespace-character-count="61"/>
    <meta:generator>LibreOffice/7.0.3.1$Linux_X86_64 LibreOffice_project/00$Build-1</meta:generator>
  </office:meta>
</office:document-meta>
</file>